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66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ubjekt</text:p>
          </table:table-cell>
          <table:table-cell table:style-name="ce1" office:value-type="string" calcext:value-type="string">
            <text:p>Zveřejňuje smlouvy?</text:p>
          </table:table-cell>
          <table:table-cell table:style-name="ce1" office:value-type="string" calcext:value-type="string">
            <text:p>Uvádí ceny?</text:p>
          </table:table-cell>
          <table:table-cell table:style-name="ce1" office:value-type="string" calcext:value-type="string">
            <text:p>Poznámka</text:p>
          </table:table-cell>
          <table:table-cell table:style-name="ce1" office:value-type="string" calcext:value-type="string">
            <text:p>Podnět k nápravě</text:p>
          </table:table-cell>
          <table:table-cell office:value-type="string" calcext:value-type="string">
            <text:p>Reakce</text:p>
          </table:table-cell>
        </table:table-row>
        <table:table-row table:style-name="ro1">
          <table:table-cell table:style-name="ce2" office:value-type="string" calcext:value-type="string">
            <text:p>Technická správa komunikací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ěstská policie Praha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stitut plánování a rozvoje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ráva služeb hl. m. Prahy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DRAV.ZÁCHR.SLUŽBA HMP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2" office:value-type="string" calcext:value-type="string">
            <text:p>MĚSTSKÁ KNIHOVNA V PRAZE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OOLOGICKÁ ZAHRADA HL. M. PRAHY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ENTRUM SOC.SLUŽ. PRAH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2" office:value-type="string" calcext:value-type="string">
            <text:p>GALERIE HL.M.PRAHY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YMFONICKÝ ORCHESTR HL. M. PRAHY FOK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OTANICKÁ ZAHRADA HL.M.PRAHY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PID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VADLO NA VINOHRADECH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ĚSTSKÁ DIVADLA PRAŽSK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 office:value-type="string" calcext:value-type="string">
            <text:p>napravili</text:p>
          </table:table-cell>
        </table:table-row>
        <table:table-row table:style-name="ro1">
          <table:table-cell table:style-name="ce2" office:value-type="string" calcext:value-type="string">
            <text:p>JEDLIČKŮV ÚSTAV, MŠ,ZŠ,SŠ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HUD.DIVADLO V KARLÍNĚ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RÁVA PRAŽ.HŘBITOVŮ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opravní podnik hl. m. Prah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ražská strojírn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Střední průmyslová škola dopravní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3" office:value-type="string" calcext:value-type="string">
            <text:p>Kolektory Praha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becní dům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Operátor Opencard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ažská plynárenská Holding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Informační služby – energetik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Distribuce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Servis distribuce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Pražská plynárenská Správa majetku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Prometheus, energetické služby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3" office:value-type="string" calcext:value-type="string">
            <text:p>Pražská vodohospodářská společnost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ozvojové projekty Prah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3" office:value-type="string" calcext:value-type="string">
            <text:p>TRADE CENTRE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jsou strojově čitelné, jsou tam další chyby</text:p>
          </table:table-cell>
          <table:table-cell office:value-type="string" calcext:value-type="string">
            <text:p>Odeslán 13.12</text:p>
          </table:table-cell>
          <table:table-cell/>
        </table:table-row>
        <table:table-row table:style-name="ro1">
          <table:table-cell table:style-name="ce3" office:value-type="string" calcext:value-type="string">
            <text:p>Zdroj pitné vody Káraný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Vodárna Káraný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3" office:value-type="string" calcext:value-type="string">
            <text:p>Úpravna vody Želivk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4" office:value-type="string" calcext:value-type="string">
            <text:p>Želivská provozní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/>
        </table:table-row>
        <table:table-row table:style-name="ro1">
          <table:table-cell table:style-name="ce3" office:value-type="string" calcext:value-type="string">
            <text:p>Kongresové centrum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3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4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5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 office:value-type="string" calcext:value-type="string">
            <text:p>prý napraví v lednu 2017</text:p>
          </table:table-cell>
        </table:table-row>
        <table:table-row table:style-name="ro1">
          <table:table-cell office:value-type="string" calcext:value-type="string">
            <text:p>MČ Praha 6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7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8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  <table:table-cell office:value-type="string" calcext:value-type="string">
            <text:p>prý napraví brzy</text:p>
          </table:table-cell>
        </table:table-row>
        <table:table-row table:style-name="ro1">
          <table:table-cell office:value-type="string" calcext:value-type="string">
            <text:p>MČ Praha 9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1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1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13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Nutno poslat!</text:p>
          </table:table-cell>
          <table:table-cell/>
        </table:table-row>
        <table:table-row table:style-name="ro1">
          <table:table-cell office:value-type="string" calcext:value-type="string">
            <text:p>MČ Praha 14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15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16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7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18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9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2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21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Č Praha 2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3"/>
        </table:table-row>
        <table:table-row table:style-name="ro1" table:number-rows-repeated="611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  <table:database-ranges>
        <table:database-range table:name="__Anonymous_Sheet_DB__0" table:target-range-address="List1.A1:List1.E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.00.0000</text:date>, <text:time style:data-style-name="N2" text:time-value="13:54:52.69381402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.917000000</meta:creation-date>
    <dc:date>2017-01-05T16:24:26.756779553</dc:date>
    <meta:editing-duration>PT3H37M29S</meta:editing-duration>
    <meta:editing-cycles>17</meta:editing-cycles>
    <meta:generator>LibreOffice/5.0.6.2$Linux_X86_64 LibreOffice_project/00$Build-2</meta:generator>
    <dc:creator>Zabransky Adam</dc:creator>
    <meta:document-statistic meta:table-count="1" meta:cell-count="221" meta:object-count="0"/>
  </office:meta>
</office:document-meta>
</file>